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QUERYPROJ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QueryProj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name</text:p>
          </table:table-cell>
          <table:table-cell table:style-name="Table3.C2" office:value-type="string">
            <text:p text:style-name="P11">Proyecto 1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queryproject&gt;</text:p>
      <text:p text:style-name="P12"><text:tab/>&lt;name&gt;Proyecto 1&lt;/name&gt;</text:p>
      <text:p text:style-name="P12">&lt;/queryproj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40:37</dc:date>
    <dc:language>es-CO</dc:language>
    <meta:editing-cycles>60</meta:editing-cycles>
    <meta:editing-duration>PT38M5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3" meta:character-count="452"/>
  </office:meta>
</office:document-meta>
</file>